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2"/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/my_work/aladar/2024-2025_14EC-1/backend_peter_miklos/_beadando_02/backend:/app --publish 8000:8000 django-turiszti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00.00.00</text:date>, <text:time style:data-style-name="N2" text:time-value="12:58:42.0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4T02:58:19.656000000</dc:date>
    <meta:editing-duration>PT6H28M11S</meta:editing-duration>
    <meta:editing-cycles>9</meta:editing-cycles>
    <meta:document-statistic meta:table-count="3" meta:cell-count="59" meta:object-count="0"/>
  </office:meta>
</office:document-meta>
</file>